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f2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CM : Données Manquantes, Théorie de la Mesure et Algorithmes EM</text:p>
      <text:p text:style-name="Standard"/>
      <text:p text:style-name="Standard">1. Concernant l'analyse "cas complet" (complete-case analysis) :</text:p>
      <text:p text:style-name="Standard">A) Elle est toujours recommandée car elle supprime tout biais.</text:p>
      <text:p text:style-name="Standard">B) Elle peut introduire un biais et réduire la puissance des tests.</text:p>
      <text:p text:style-name="Standard">C) Elle est équivalente à une imputation multiple.</text:p>
      <text:p text:style-name="Standard">D) Elle ne pose de problème que si le mécanisme est MNAR.</text:p>
      <text:p text:style-name="Standard"/>
      <text:p text:style-name="Standard">2. D'après la classification de Rubin, un mécanisme MNAR (Missing Not At Random) est caractérisé par :</text:p>
      <text:p text:style-name="Standard">A) La probabilité qu'une donnée soit manquante est indépendante de toute valeur, observée ou manquante.</text:p>
      <text:p text:style-name="Standard">B) La probabilité qu'une donnée soit manquante dépend de sa propre valeur, même après avoir pris en compte les données observées.</text:p>
      <text:p text:style-name="Standard">C) La probabilité qu'une donnée soit manquante dépend uniquement des données observées.</text:p>
      <text:p text:style-name="Standard">D) La probabilité qu'une donnée soit manquante est constante pour toutes les observations.</text:p>
      <text:p text:style-name="Standard"/>
      <text:p text:style-name="Standard">3. Dans le contexte de l'imputation multiple, les "Règles de Rubin" sont utilisées pour :</text:p>
      <text:p text:style-name="Standard">A) Générer des valeurs manquantes à partir d'une distribution a priori.</text:p>
      <text:p text:style-name="Standard">B) Déterminer si un mécanisme est MCAR, MAR ou MNAR.</text:p>
      <text:p text:style-name="Standard">C) Agréger les estimations et les variances provenant de plusieurs jeux de données imputés.</text:p>
      <text:p text:style-name="Standard">D) Choisir le nombre optimal de plus proches voisins dans la méthode k-NN.</text:p>
      <text:p text:style-name="Standard"/>
      <text:p text:style-name="Standard">4. Soit un espace mesurable (X, 𝒜). Une tribu 𝒜 doit vérifier :</text:p>
      <text:p text:style-name="Standard">A) La stabilité par union finie et par intersection dénombrable.</text:p>
      <text:p text:style-name="Standard">B) La stabilité par complémentation et par union dénombrable, et contenir X.</text:p>
      <text:p text:style-name="Standard">C) La stabilité par complémentation et par intersection dénombrable, et contenir l'ensemble vide.</text:p>
      <text:p text:style-name="Standard">D) Tous les sous-ensembles de X doivent être dans 𝒜.</text:p>
      <text:p text:style-name="Standard"/>
      <text:p text:style-name="Standard">5. Une mesure μ sur un espace mesurable (X, 𝒜) est dite σ-finie si :</text:p>
      <text:p text:style-name="Standard">A) μ(X) &lt; ∞.</text:p>
      <text:p text:style-name="Standard">B) Il existe une suite d'ensembles mesurables (Aₖ) qui recouvre X et tels que μ(Aₖ) &lt; ∞ pour tout k.</text:p>
      <text:p text:style-name="Standard">C) Pour tout ensemble A ∈ 𝒜, μ(A) &lt; ∞.</text:p>
      <text:p text:style-name="Standard">D) La mesure est une mesure de probabilité.</text:p>
      <text:p text:style-name="Standard"/>
      <text:p text:style-name="Standard">6. Le théorème de Radon-Nikodym stipule que si une mesure μ est σ-finie et absolument continue par rapport à une mesure ν (μ ≪ ν), alors :</text:p>
      <text:p text:style-name="Standard">A) μ et ν sont égales.</text:p>
      <text:p text:style-name="Standard">B) Il existe une fonction f mesurable positive telle que μ(A) = ∫ₐ f dν pour tout A mesurable.</text:p>
      <text:p text:style-name="Standard">C) ν est également absolument continue par rapport à μ.</text:p>
      <text:p text:style-name="Standard">D) Les mesures μ et ν sont nécessairement des mesures de probabilité.</text:p>
      <text:p text:style-name="Standard"/>
      <text:p text:style-name="Standard">7. Dans un modèle statistique dominé, la fonction de vraisemblance L(x, θ) est définie comme :</text:p>
      <text:p text:style-name="Standard">A) La probabilité a priori du paramètre θ.</text:p>
      <text:p text:style-name="Standard">B) La dérivée de Radon-Nikodym de la mesure P_θ par rapport à la mesure dominante ν.</text:p>
      <text:p text:style-name="Standard">C) L'espérance de la donnée x sachant θ.</text:p>
      <text:p text:style-name="Standard">D) La variance de l'estimateur du maximum de vraisemblance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 Dans l'algorithme EM, l'étape "E" (Expectation) consiste à calculer :</text:p>
      <text:p text:style-name="Standard">A) L'espérance des données manquantes Z sachant les données observées x et les paramètres courants θₖ.</text:p>
      <text:p text:style-name="Standard">B) La valeur des paramètres θ qui maximise la vraisemblance complétée.</text:p>
      <text:p text:style-name="Standard">C) La vraisemblance observée L(x, θ).</text:p>
      <text:p text:style-name="Standard">D) Le maximum a posteriori (MAP) des paramètres.</text:p>
      <text:p text:style-name="Standard"/>
      <text:p text:style-name="Standard">9. La fonction Q(θ | θₖ, x) dans l'algorithme EM est définie par :</text:p>
      <text:p text:style-name="Standard">A) Q(θ | θₖ, x) = E_{θₖ}[ln p(X, Z | θ) | X = x]</text:p>
      <text:p text:style-name="Standard">B) Q(θ | θₖ, x) = ln p(x | θ)</text:p>
      <text:p text:style-name="Standard">C) Q(θ | θₖ, x) = p(Z | x, θₖ)</text:p>
      <text:p text:style-name="Standard">D) Q(θ | θₖ, x) = arg max_θ ln p(x, Z | θ)</text:p>
      <text:p text:style-name="Standard"/>
      <text:p text:style-name="Standard">10. Un avantage clé de l'algorithme EM est qu'il produit une suite (ℓ(θₖ | x)) qui est :</text:p>
      <text:p text:style-name="Standard">A) Décroissante et minorée.</text:p>
      <text:p text:style-name="Standard">B) Croissante et majorée.</text:p>
      <text:p text:style-name="Standard">C) Constante.</text:p>
      <text:p text:style-name="Standard">D) Non monotone.</text:p>
      <text:p text:style-name="Standard"/>
      <text:p text:style-name="Standard">11. Dans l'exemple du capteur saturé (loi normale de moyenne θ, saturation en a), la vraisemblance fait intervenir :</text:p>
      <text:p text:style-name="Standard">A) Uniquement la densité normale φ pour toutes les observations.</text:p>
      <text:p text:style-name="Standard">B) La densité φ pour les observations non saturées et la fonction de répartition Φ pour les observations saturées.</text:p>
      <text:p text:style-name="Standard">C) La fonction de répartition Φ pour toutes les observations.</text:p>
      <text:p text:style-name="Standard">D) Un noyau d'Epanechnikov pour lisser les données saturées.</text:p>
      <text:p text:style-name="Standard"/>
      <text:p text:style-name="Standard">12. Lorsqu'on utilise l'algorithme EM pour le capteur saturé, l'espérance conditionnelle &lt;z_i&gt;ₖ pour une observation saturée est :</text:p>
      <text:p text:style-name="Standard">A) Égale à la valeur de saturation a.</text:p>
      <text:p text:style-name="Standard">B) Égale à la moyenne empirique des observations non saturées.</text:p>
      <text:p text:style-name="Standard">C) Égale à θₖ + φ(a - θₖ) / (1 - Φ(a - θₖ)).</text:p>
      <text:p text:style-name="Standard">D) Égale à 0.</text:p>
      <text:p text:style-name="Standard"/>
      <text:p text:style-name="Standard">13. La méthode MCEM (Monte Carlo EM) est principalement utilisée lorsque :</text:p>
      <text:p text:style-name="Standard">A) L'étape E de l'EM classique est analytiquement intraitable.</text:p>
      <text:p text:style-name="Standard">B) On souhaite accélérer la convergence de l'EM qui est trop lente.</text:p>
      <text:p text:style-name="Standard">C) Le mécanisme des données manquantes est MCAR.</text:p>
      <text:p text:style-name="Standard">D) On dispose d'un très petit échantillon de données.</text:p>
      <text:p text:style-name="Standard"/>
      <text:p text:style-name="Standard">14. Dans l'algorithme de Metropolis-Hastings, la probabilité d'acceptation α(x, y) pour un candidat y simulé à partir de la loi instrumentale g(·|x) est :</text:p>
      <text:p text:style-name="Standard">A) α(x, y) = min [ 1, p(y) / p(x) ]</text:p>
      <text:p text:style-name="Standard">B) α(x, y) = min [ 1, p(y)g(x|y) / p(x)g(y|x) ]</text:p>
      <text:p text:style-name="Standard">C) α(x, y) = p(y)g(x|y) / p(x)g(y|x)</text:p>
      <text:p text:style-name="Standard">D) α(x, y) est toujours égale à 1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5. Dans une marche aléatoire de Metropolis-Hastings (RWMH) avec une loi instrumentale symétrique (g(x|y) = g(y|x)), la probabilité d'acceptation se simplifie en :</text:p>
      <text:p text:style-name="Standard">A) α(x, y) = min [ 1, p(y) / p(x) ]</text:p>
      <text:p text:style-name="Standard">B) α(x, y) = min [ 1, g(x|y) / g(y|x) ]</text:p>
      <text:p text:style-name="Standard">C) α(x, y) = p(y) / p(x)</text:p>
      <text:p text:style-name="Standard">D) α(x, y) = 1</text:p>
      <text:p text:style-name="Standard"/>
      <text:p text:style-name="Standard">16. Un taux d'acceptation optimal pour l'algorithme RWMH, d'après la littérature, se situe autour de :</text:p>
      <text:p text:style-name="Standard">A) 0.95</text:p>
      <text:p text:style-name="Standard">B) 0.75</text:p>
      <text:p text:style-name="Standard">C) 0.25</text:p>
      <text:p text:style-name="Standard">D) 0.00</text:p>
      <text:p text:style-name="Standard"/>
      <text:p text:style-name="Standard">17. L'échantillonneur de Gibbs est un cas particulier de l'algorithme de Metropolis-Hastings où :</text:p>
      <text:p text:style-name="Standard">A) La probabilité d'acceptation est toujours nulle.</text:p>
      <text:p text:style-name="Standard">B) La loi instrumentale est la loi conditionnelle complète et la probabilité d'acceptation est toujours de 1.</text:p>
      <text:p text:style-name="Standard">C) On utilise une loi instrumentale uniforme.</text:p>
      <text:p text:style-name="Standard">D) On ne met à jour qu'un seul paramètre à la fois.</text:p>
      <text:p text:style-name="Standard"/>
      <text:p text:style-name="Standard">18. La méthode Variational Bayes EM (VBEM) repose sur une approximation de la distribution a posteriori jointe p(z, θ | x) par :</text:p>
      <text:p text:style-name="Standard">A) Un produit de distributions indépendantes sur z et θ conditionnellement à x : q_z(z|x) q_θ(θ|x).</text:p>
      <text:p text:style-name="Standard">B) Un mélange gaussien.</text:p>
      <text:p text:style-name="Standard">C) La distribution a priori p(θ).</text:p>
      <text:p text:style-name="Standard">D) La vraisemblance empirique.</text:p>
      <text:p text:style-name="Standard"/>
      <text:p text:style-name="Standard">19. Soit P_θ une mesure de probabilité sur un espace discret X dominée par la mesure de comptage μ_c. Sa dérivée de Radon-Nikodym dP_θ/dμ_c est :</text:p>
      <text:p text:style-name="Standard">A) La fonction de répartition de P_θ.</text:p>
      <text:p text:style-name="Standard">B) La fonction de masse de probabilité de P_θ.</text:p>
      <text:p text:style-name="Standard">C) La densité de P_θ par rapport à la mesure de Lebesgue.</text:p>
      <text:p text:style-name="Standard">D) L'espérance de X sous P_θ.</text:p>
      <text:p text:style-name="Standard"/>
      <text:p text:style-name="Standard">20. Dans le contexte de l'imputation, une "imputation simple" :</text:p>
      <text:p text:style-name="Standard">A) Génère plusieurs jeux de données complets et combine les résultats.</text:p>
      <text:p text:style-name="Standard">B) Remplace chaque valeur manquante par une seule valeur, sans prendre en compte l'incertitude liée à l'imputation.</text:p>
      <text:p text:style-name="Standard">C) Utilise toujours la moyenne de la variable.</text:p>
      <text:p text:style-name="Standard">D) Est préférable à l'imputation multiple car elle est plus simple à mettre en œuvre.</text:p>
      <text:p text:style-name="Standard"/>
      <text:p text:style-name="Standard">21. Le package `mice` (Multivariate Imputation by Chained Equations) utilise pour l'imputation :</text:p>
      <text:p text:style-name="Standard">A) Uniquement des forêts aléatoires.</text:p>
      <text:p text:style-name="Standard">B) Des modèles conditionnels univariés spécifiés par l'utilisateur, souvent avec une pénalisation Ridge.</text:p>
      <text:p text:style-name="Standard">C) Exclusivement l'Analyse en Composantes Principales (PCA).</text:p>
      <text:p text:style-name="Standard">D) La méthode k-plus proches voisins (kNN) de manière systématique.</text:p>
      <text:p text:style-name="Standard"/>
      <text:p text:style-name="Standard"/>
      <text:p text:style-name="Standard"/>
      <text:p text:style-name="Standard"/>
      <text:p text:style-name="Standard"><text:soft-page-break/>22. La divergence de Kullback-Leibler (D_KL) entre deux distributions de probabilité p et q est :</text:p>
      <text:p text:style-name="Standard">A) Toujours symétrique : D_KL(p||q) = D_KL(q||p).</text:p>
      <text:p text:style-name="Standard">B) Toujours négative ou nulle.</text:p>
      <text:p text:style-name="Standard">C) Toujours positive ou nulle, et nulle si et seulement si p = q presque partout.</text:p>
      <text:p text:style-name="Standard">D) Une mesure de distance euclidienne entre les paramètres de p et q.</text:p>
      <text:p text:style-name="Standard"/>
      <text:p text:style-name="Standard">23. La "log-vraisemblance complétée" dans l'algorithme EM, ℓ_c(x, z, θ) = ln p(x, z | θ), est dite "complétée" car :</text:p>
      <text:p text:style-name="Standard">A) Elle inclut les données manquantes Z en plus des données observées x.</text:p>
      <text:p text:style-name="Standard">B) Elle est calculée après la convergence de l'algorithme.</text:p>
      <text:p text:style-name="Standard">C) Elle utilise la distribution a posteriori des paramètres.</text:p>
      <text:p text:style-name="Standard">D) Elle est toujours plus facile à maximiser que la vraisemblance observée.</text:p>
      <text:p text:style-name="Standard"/>
      <text:p text:style-name="Standard">24. Un espace mesuré (X, 𝒜, μ) est dit "complet" si :</text:p>
      <text:p text:style-name="Standard">A) La mesure μ est σ-finie.</text:p>
      <text:p text:style-name="Standard">B) Toute union dénombrable d'ensembles mesurables est mesurable.</text:p>
      <text:p text:style-name="Standard">C) Tout sous-ensemble d'un ensemble de mesure nulle est lui-même mesurable (et donc de mesure nulle).</text:p>
      <text:p text:style-name="Standard">D) La tribu 𝒜 est la tribu de Borel.</text:p>
      <text:p text:style-name="Standard"/>
      <text:p text:style-name="Standard">25. L'algorithme SEM (Stochastic EM) peut être vu comme un cas particulier de MCEM avec :</text:p>
      <text:p text:style-name="Standard">A) Un nombre très grand T de simulations.</text:p>
      <text:p text:style-name="Standard">B) Un nombre T=1 de simulations par itération.</text:p>
      <text:p text:style-name="Standard">C) L'utilisation d'un échantillonneur de Gibbs pour l'étape E.</text:p>
      <text:p text:style-name="Standard">D) L'absence d'étape de maximisation.</text:p>
      <text:p text:style-name="Standard"/>
      <text:p text:style-name="Standard">26. Dans l'algorithme EM, la convergence est généralement vérifiée sur :</text:p>
      <text:p text:style-name="Standard">A) La stabilisation de la valeur des paramètres θₖ ou de la log-vraisemblance ℓ(θₖ | x).</text:p>
      <text:p text:style-name="Standard">B) La valeur de la probabilité d'acceptation de Metropolis-Hastings.</text:p>
      <text:p text:style-name="Standard">C) Le nombre d'itérations, qui doit être fixé à l'avance à 100.</text:p>
      <text:p text:style-name="Standard">D) La variance intra-groupe des données imputées.</text:p>
      <text:p text:style-name="Standard"/>
      <text:p text:style-name="Standard"><text:span text:style-name="T1">2</text:span>7. La mesure de Lebesgue sur ℝ est :</text:p>
      <text:p text:style-name="Standard">A) Une mesure finie.</text:p>
      <text:p text:style-name="Standard">B) Une mesure de probabilité.</text:p>
      <text:p text:style-name="Standard">C) Une mesure σ-finie.</text:p>
      <text:p text:style-name="Standard">D) Une mesure discrète.</text:p>
      <text:p text:style-name="Standard"/>
      <text:p text:style-name="Standard">28. Si une mesure μ est absolument continue par rapport à ν (μ ≪ ν), et si ν(A) = 0 pour un certain ensemble A, alors :</text:p>
      <text:p text:style-name="Standard">A) μ(A) peut être quelconque.</text:p>
      <text:p text:style-name="Standard">B) μ(A) = 0.</text:p>
      <text:p text:style-name="Standard">C) μ(A) &gt; 0.</text:p>
      <text:p text:style-name="Standard">D) ν est absolument continue par rapport à μ.</text:p>
      <text:p text:style-name="Standard"/>
      <text:p text:style-name="Standard">29. L'objectif fondamental de l'algorithme EM est de :</text:p>
      <text:p text:style-name="Standard">A) Simuler des données à partir d'un modèle complexe.</text:p>
      <text:p text:style-name="Standard">B) Trouver l'estimateur du maximum de vraisemblance dans des modèles avec variables latentes ou données manquantes.</text:p>
      <text:p text:style-name="Standard">C) Tester l'hypothèse nulle d'un mécanisme MCAR.</text:p>
      <text:p text:style-name="Standard">D) Calculer des intervalles de confiance bayésiens.</text:p>
      <text:p text:style-name="Standard"/>
      <text:p text:style-name="Standard"><text:soft-page-break/>30. La condition de réversibilité détaillée (detailed balance) pour une chaîne de Markov de noyau P(·, ·) et de distribution invariante p(·) s'écrit :</text:p>
      <text:p text:style-name="Standard">A) ∫ P(x, A) p(dx) = p(A) pour tout A mesurable.</text:p>
      <text:p text:style-name="Standard">B) P(x, A) = P(A, x) pour tout x et tout A.</text:p>
      <text:p text:style-name="Standard">C) p(x) P(x, dy) = p(y) P(y, dx) pour p-presque tout x, y.</text:p>
      <text:p text:style-name="Standard">D) La chaîne est irréductible et apériodique.</text:p>
      <text:p text:style-name="Standard"/>
      <text:p text:style-name="Standard">31. Dans l'exemple des cellules de Dempster, Laird et Rubin, l'introduction des variables latentes Z₁ et Z₂ a pour but de :</text:p>
      <text:p text:style-name="Standard">A) Rendre la vraisemblance observée plus complexe.</text:p>
      <text:p text:style-name="Standard">B) Rendre la log-vraisemblance complétée linéaire en les paramètres, facilitant ainsi l'étape M.</text:p>
      <text:p text:style-name="Standard">C) Augmenter le nombre de paramètres à estimer.</text:p>
      <text:p text:style-name="Standard">D) Rendre le mécanisme des données manquantes MNAR.</text:p>
      <text:p text:style-name="Standard"/>
      <text:p text:style-name="Standard">32. L'ELBO (Evidence Lower Bound) dans le cadre variationnel ou de l'EM est un :</text:p>
      <text:p text:style-name="Standard">A) Majorant de la log-vraisemblance marginale.</text:p>
      <text:p text:style-name="Standard">B) Minorant de la log-vraisemblance marginale.</text:p>
      <text:p text:style-name="Standard">C) Estimateur sans biais de la variance.</text:p>
      <text:p text:style-name="Standard">D) Synonyme de la divergence de Kullback-Leibler.</text:p>
      <text:p text:style-name="Standard"/>
      <text:p text:style-name="Standard">33. Le package `missForest` pour l'imputation simple est basé sur :</text:p>
      <text:p text:style-name="Standard">A) Les forêts aléatoires.</text:p>
      <text:p text:style-name="Standard">B) L'analyse factorielle.</text:p>
      <text:p text:style-name="Standard">C) Les modèles linéaires pénalisés.</text:p>
      <text:p text:style-name="Standard">D) La méthode des k-plus proches voisins.</text:p>
      <text:p text:style-name="Standard"/>
      <text:p text:style-name="Standard">34. Lors de l'utilisation de MCMC dans un algorithme MCEM, on simule typiquement les variables latentes Z à partir de :</text:p>
      <text:p text:style-name="Standard">A) Leur loi a priori p(Z).</text:p>
      <text:p text:style-name="Standard">B) Leur loi conditionnelle p(Z | x, θₖ).</text:p>
      <text:p text:style-name="Standard">C) Une loi uniforme.</text:p>
      <text:p text:style-name="Standard">D) La loi jointe p(x, Z).</text:p>
      <text:p text:style-name="Standard"/>
      <text:p text:style-name="Standard">35. La tribu de Borel sur ℝ est :</text:p>
      <text:p text:style-name="Standard">A) L'ensemble de toutes les parties de ℝ.</text:p>
      <text:p text:style-name="Standard">B) La plus petite tribu contenant tous les intervalles ouverts de ℝ.</text:p>
      <text:p text:style-name="Standard">C) La tribu contenant uniquement les ensembles finis.</text:p>
      <text:p text:style-name="Standard">D) La tribu engendrée par les singletons de ℝ.</text:p>
      <text:p text:style-name="Standard"/>
      <text:p text:style-name="Standard">36. Une mesure de probabilité est une mesure telle que :</text:p>
      <text:p text:style-name="Standard">A) Elle est σ-finie.</text:p>
      <text:p text:style-name="Standard">B) Elle est absolument continue par rapport à la mesure de Lebesgue.</text:p>
      <text:p text:style-name="Standard">C) La mesure de l'univers entier est égale à 1.</text:p>
      <text:p text:style-name="Standard">D) Elle est définie sur un espace topologique.</text:p>
      <text:p text:style-name="Standard"/>
      <text:p text:style-name="Standard">37. Dans l'étape M de l'EM classique, on cherche :</text:p>
      <text:p text:style-name="Standard">A) θ_{k+1} = arg max_θ E_{θₖ}[ln p(X, Z | θ) | X = x]</text:p>
      <text:p text:style-name="Standard">B) θ_{k+1} = arg max_θ ln p(x | θ)</text:p>
      <text:p text:style-name="Standard">C) θ_{k+1} = E_{θₖ}[Z | X = x]</text:p>
      <text:p text:style-name="Standard">D) θ_{k+1} en utilisant un algorithme de Metropolis-Hastings.</text:p>
      <text:p text:style-name="Standard"/>
      <text:p text:style-name="Standard"/>
      <text:p text:style-name="Standard"><text:soft-page-break/>38. L'algorithme de Gibbs est particulièrement efficace lorsque :</text:p>
      <text:p text:style-name="Standard">A) Les lois conditionnelles complètes sont difficiles à simuler.</text:p>
      <text:p text:style-name="Standard">B) Les lois conditionnelles complètes sont faciles à simuler.</text:p>
      <text:p text:style-name="Standard">C) La loi jointe est facile à évaluer mais difficile à simuler directement.</text:p>
      <text:p text:style-name="Standard">D) On utilise une loi instrumentale asymétrique.</text:p>
      <text:p text:style-name="Standard"/>
      <text:p text:style-name="Standard">39. Le "burn-in" dans un algorithme MCMC désigne :</text:p>
      <text:p text:style-name="Standard">A) La période initiale des itérations que l'on jette, pour laisser la chaîne oublier son état initial et converger vers sa distribution stationnaire.</text:p>
      <text:p text:style-name="Standard">B) La dernière partie des itérations, où la chaîne a convergé.</text:p>
      <text:p text:style-name="Standard">C) Le taux d'acceptation des propositions.</text:p>
      <text:p text:style-name="Standard">D) La variance de la loi instrumentale.</text:p>
      <text:p text:style-name="Standard"/>
      <text:p text:style-name="Standard">40. La principale différence conceptuelle entre l'imputation simple et l'imputation multiple réside dans le fait que l'imputation multiple :</text:p>
      <text:p text:style-name="Standard">A) Utilise un modèle plus complexe pour imputer chaque valeur.</text:p>
      <text:p text:style-name="Standard">B) Génère plusieurs jeux de données plausibles, permettant de prendre en compte l'incertitude liée à l'imputation.</text:p>
      <text:p text:style-name="Standard">C) Est uniquement applicable aux mécanismes MCAR.</text:p>
      <text:p text:style-name="Standard">D) Nécessite moins de ressources computationnel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15:15:18.776647814</meta:creation-date>
    <dc:date>2025-11-23T16:01:29.595839381</dc:date>
    <meta:editing-duration>PT15M50S</meta:editing-duration>
    <meta:editing-cycles>1</meta:editing-cycles>
    <meta:document-statistic meta:table-count="0" meta:image-count="0" meta:object-count="0" meta:page-count="6" meta:paragraph-count="201" meta:word-count="2125" meta:character-count="12157" meta:non-whitespace-character-count="10235"/>
    <meta:generator>LibreOffice/7.3.7.2$Linux_X86_64 LibreOffice_project/30$Build-2</meta:generator>
  </office:meta>
</office:document-meta>
</file>